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10" style:family="table-cell" style:parent-style-name="Default" style:data-style-name="N2">
      <style:text-properties style:font-name="Noto Sans Mono CJK JP" style:font-name-asian="Noto Sans Mono CJK J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11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00/00/00</text:date>, <text:time style:data-style-name="N2" text:time-value="18:57:01.18648221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23T18:54:49.730759142</dc:date>
    <meta:editing-duration>PT4H32M26S</meta:editing-duration>
    <meta:editing-cycles>52</meta:editing-cycles>
    <meta:document-statistic meta:table-count="1" meta:cell-count="96" meta:object-count="0"/>
  </office:meta>
</office:document-meta>
</file>